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mbria1" svg:font-family="Cambria, serif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8cm" fo:break-before="auto" fo:break-after="auto" table:align="margins"/>
    </style:style>
    <style:style style:name="Table1.A" style:family="table-column">
      <style:table-column-properties style:column-width="6.239cm" style:rel-column-width="14601*"/>
    </style:style>
    <style:style style:name="Table1.B" style:family="table-column">
      <style:table-column-properties style:column-width="21.761cm" style:rel-column-width="50934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3.505cm"/>
    </style:style>
    <style:style style:name="Table1.4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en" fo:country="US" style:font-size-asian="14pt" style:font-size-complex="14pt"/>
    </style:style>
    <style:style style:name="P11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cc" style:font-name="Cambria" fo:font-size="18pt" fo:language="ru" fo:country="RU" style:font-size-asian="18pt" style:font-size-complex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background-color="transparent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style="normal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language="en" fo:country="US"/>
    </style:style>
    <style:style style:name="T7" style:family="text">
      <style:text-properties style:text-position="0% 100%"/>
    </style:style>
    <style:style style:name="T8" style:family="text">
      <style:text-properties style:font-name="Cambria1"/>
    </style:style>
    <style:style style:name="T9" style:family="text">
      <style:text-properties fo:font-variant="normal" fo:text-transform="none" fo:color="#252525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79cm" draw:z-index="1"><draw:image xlink:href="../images/3601.png" xlink:type="simple" xlink:show="embed" xlink:actuate="onLoad"/></draw:frame></text:p>
          </table:table-cell>
          <table:table-cell table:style-name="Table1.B1" office:value-type="string">
            <text:p text:style-name="P12">Буфер последовательного ввода данных</text:p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<text:span text:style-name="T2"> векторизован 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y="0cm" svg:width="2.94cm" svg:height="2.96cm" draw:z-index="0"><draw:image xlink:href="../images/3601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4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>
          <table:table-cell table:style-name="Table1.A2" table:number-columns-spanned="2" office:value-type="string">
            <text:p text:style-name="P11"><text:span text:style-name="T9">Блок предназначен </text:span><text:span text:style-name="T8">для накопления и выдачи в виде вектора, набора дискретных отсчетов входного сигнала.</text:span></text:p>
            <text:p text:style-name="P6"/>
            <text:p text:style-name="P6">Входы:</text:p>
            <text:p text:style-name="P10"><text:span text:style-name="T1">DataInput</text:span> – <text:span text:style-name="T3">входной вектор вещественных частей входного сигнала;</text:span></text:p>
            <text:p text:style-name="P10"><text:span text:style-name="T1">Sync</text:span><text:span text:style-name="T3"> – вход для синхроимпульсов;</text:span></text:p>
            <text:p text:style-name="P10"><text:span text:style-name="T1">Reset</text:span><text:span text:style-name="T3"> – вход для сигнала сброса;</text:span></text:p>
            <text:p text:style-name="P6">Выходы:</text:p>
            <text:p text:style-name="P9">DataOut –<text:span text:style-name="T5"> </text:span><text:span text:style-name="T4">вектор дискретных отсчетов сигнала;</text:span></text:p>
            <text:p text:style-name="P9">Ready<text:span text:style-name="T4"> – сигнал готовности данных в буфере</text:span><text:span text:style-name="T5">;</text:span></text:p>
            <text:p text:style-name="P6">Свойства блока:</text:p>
            <text:p text:style-name="P7">Размер серии <text:span text:style-name="T6">–</text:span><text:span text:style-name="T5"> величина формируемого вектора данных (целое число);</text:span></text:p>
            <text:p text:style-name="P8"/>
            <text:p text:style-name="P8"><text:span text:style-name="T7">На порт 2 должны подаваться прямоугольные синхроимпульсы единичной амплитуды. Если частота прихода синхроимпульсов неизменна, то она задает частоту дискретизации для блока. Срабатывание блока происходит по переднему фронту синхроимпульсов. </text:span>Блок заполняется отсчетами входного сигнала. Каждый новый отсчет записывается в буфер по переднему фронту синхроимпульса. После заполнения буфера вектор становится доступным по сигналу готовности данных в буфере в течении одного такта дискретизации (до следующего синхроимпульса)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mbria1" svg:font-family="Cambria, serif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cm" fo:page-height="30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Буфер последовательного ввода данных</dc:title>
    <dc:date>2016-07-11T17:37:15.85</dc:date>
    <meta:generator>OpenOffice/4.1.1$Win32 OpenOffice.org_project/411m6$Build-9775</meta:generator>
    <meta:editing-duration>PT14H24M32S</meta:editing-duration>
    <meta:editing-cycles>87</meta:editing-cycles>
    <dc:creator>ILYA KUBENSKIY</dc:creator>
    <meta:document-statistic meta:table-count="1" meta:image-count="2" meta:object-count="0" meta:page-count="1" meta:paragraph-count="17" meta:word-count="133" meta:character-count="1002"/>
  </office:meta>
</office:document-meta>
</file>